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24cm"/>
    </style:style>
    <style:style style:name="ro1" style:family="table-row">
      <style:table-row-properties style:row-height="0.986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2.08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56cm" fo:break-before="auto" style:use-optimal-row-height="false"/>
    </style:style>
    <style:style style:name="ro6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ff4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vertical-align="bottom"/>
    </style:style>
    <style:style style:name="ce1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ff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3" office:value-type="string" calcext:value-type="string">
            <text:p>REMPLACER PAR MEMBRES EQUIPE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s Firefox et Google Chrome)</text:p>
            <text:p>  - Pas de liens vers des pages inexistantes</text:p>
            <text:p>  - Pas d'images absentes</text:p>
            <text:p>  - Page active indiquée dans la navigation</text:p>
            <text:p>  - …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7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"Respect" de l'intégration du fichier psd / jpg et des fonctionnalités attendu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Gestion d'équipe – X/3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édaction cohérente du document de réparition des tâches au sein du groupe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6">
          <table:table-cell table:style-name="ce10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16" table:formula="of:=SUM([.G2:.G5])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6">
          <table:table-cell table:style-name="ce10"/>
          <table:table-cell table:style-name="ce16" table:number-columns-repeated="1023"/>
        </table:table-row>
        <table:table-row table:style-name="ro2">
          <table:table-cell table:style-name="ce2" office:value-type="string" calcext:value-type="string" table:number-columns-spanned="6" table:number-rows-spanned="1">
            <text:p>Qualité du cod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espect de la sémantique HTML (pas de balises &lt;br&gt; inappropriées…)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a trop de &lt;br&gt;</text:p>
          </table:table-cell>
          <table:table-cell table:number-columns-repeated="1016"/>
        </table:table-row>
        <table:table-row table:style-name="ro4">
          <table:table-cell office:value-type="string" calcext:value-type="string" table:number-columns-spanned="6" table:number-rows-spanned="1">
            <text:p>Bon nommage des fichier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 (attributs "for" et "id")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 (balise &lt;title&gt;)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Les images possèdent l'attribut "alt" avec une valeur, si c'est pertinent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a trop de "alt" manquant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olices d'écriture en rem</text:p>
          </table:table-cell>
          <table:table-cell table:number-columns-repeated="6"/>
          <table:table-cell table:style-name="ce20" office:value-type="string" calcext:value-type="string">
            <text:p>-1,5 pts s'il y a des "font-size" en px</text:p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16" table:formula="of:=SUM([.G11:.G19])" office:value-type="float" office:value="0" calcext:value-type="float">
            <text:p>0</text:p>
          </table:table-cell>
          <table:table-cell table:style-name="ce16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17:23:45.9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09:27:54.752000000</meta:creation-date>
    <meta:generator>LibreOffice/7.2.7.2$Windows_X86_64 LibreOffice_project/8d71d29d553c0f7dcbfa38fbfda25ee34cce99a2</meta:generator>
    <dc:date>2023-12-02T17:39:16.558000000</dc:date>
    <meta:editing-duration>PT16H31M54S</meta:editing-duration>
    <meta:editing-cycles>55</meta:editing-cycles>
    <meta:document-statistic meta:table-count="1" meta:cell-count="26" meta:object-count="0"/>
  </office:meta>
</office:document-meta>
</file>